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sv" fo:country="SE" style:text-underline-style="solid" style:text-underline-width="auto" style:text-underline-color="font-color" officeooo:rsid="000f40fd" officeooo:paragraph-rsid="000f40fd"/>
    </style:style>
    <style:style style:name="P2" style:family="paragraph" style:parent-style-name="Standard">
      <style:text-properties fo:language="sv" fo:country="SE" officeooo:rsid="000f40fd" officeooo:paragraph-rsid="000f40fd"/>
    </style:style>
    <style:style style:name="P3" style:family="paragraph" style:parent-style-name="Standard" style:list-style-name="L1">
      <style:text-properties fo:language="sv" fo:country="SE"/>
    </style:style>
    <style:style style:name="P4" style:family="paragraph" style:parent-style-name="Standard">
      <style:text-properties fo:language="sv" fo:country="SE" fo:font-style="italic" style:font-style-asian="italic" style:font-style-complex="italic"/>
    </style:style>
    <style:style style:name="P5" style:family="paragraph" style:parent-style-name="Standard">
      <style:text-properties fo:language="sv" fo:country="SE" fo:font-style="italic" officeooo:paragraph-rsid="00121642" style:font-style-asian="italic" style:font-style-complex="italic"/>
    </style:style>
    <style:style style:name="P6" style:family="paragraph" style:parent-style-name="Standard">
      <style:text-properties fo:language="sv" fo:country="SE" fo:font-style="italic" fo:font-weight="bold" style:font-style-asian="italic" style:font-weight-asian="bold" style:font-style-complex="italic" style:font-weight-complex="bold"/>
    </style:style>
    <style:style style:name="P7" style:family="paragraph" style:parent-style-name="Standard">
      <style:text-properties fo:language="sv" fo:country="SE" fo:font-style="italic" fo:font-weight="normal" officeooo:paragraph-rsid="00144e06" style:font-style-asian="italic" style:font-weight-asian="normal" style:font-style-complex="italic" style:font-weight-complex="normal"/>
    </style:style>
    <style:style style:name="P8" style:family="paragraph" style:parent-style-name="Standard">
      <style:text-properties fo:language="sv" fo:country="SE" fo:font-style="italic" fo:font-weight="normal" officeooo:paragraph-rsid="00162e82" style:font-style-asian="italic" style:font-weight-asian="normal" style:font-style-complex="italic" style:font-weight-complex="normal"/>
    </style:style>
    <style:style style:name="P9" style:family="paragraph" style:parent-style-name="Standard">
      <style:text-properties fo:language="sv" fo:country="SE" fo:font-style="normal" style:font-style-asian="normal" style:font-style-complex="normal"/>
    </style:style>
    <style:style style:name="P10" style:family="paragraph" style:parent-style-name="Standard">
      <style:text-properties fo:language="sv" fo:country="SE" fo:font-style="normal" officeooo:rsid="00121642" officeooo:paragraph-rsid="001409e0" style:font-style-asian="normal" style:font-style-complex="normal"/>
    </style:style>
    <style:style style:name="P11" style:family="paragraph" style:parent-style-name="Standard">
      <style:text-properties fo:language="sv" fo:country="SE" fo:font-style="normal" officeooo:rsid="001409e0" officeooo:paragraph-rsid="00144e06" style:font-style-asian="normal" style:font-style-complex="normal"/>
    </style:style>
    <style:style style:name="P12" style:family="paragraph" style:parent-style-name="Standard">
      <style:text-properties fo:language="sv" fo:country="SE" fo:font-style="normal" fo:font-weight="normal" style:font-style-asian="normal" style:font-weight-asian="normal" style:font-style-complex="normal" style:font-weight-complex="normal"/>
    </style:style>
    <style:style style:name="P13" style:family="paragraph" style:parent-style-name="Standard">
      <style:text-properties fo:language="sv" fo:country="SE" fo:font-style="normal" fo:font-weight="normal" officeooo:rsid="00144e06" officeooo:paragraph-rsid="00144e06" style:font-style-asian="normal" style:font-weight-asian="normal" style:font-style-complex="normal" style:font-weight-complex="normal"/>
    </style:style>
    <style:style style:name="P14" style:family="paragraph" style:parent-style-name="Standard">
      <style:text-properties fo:language="sv" fo:country="SE" fo:font-style="normal" fo:font-weight="normal" officeooo:rsid="0015df88" officeooo:paragraph-rsid="0015df88" style:font-style-asian="normal" style:font-weight-asian="normal" style:font-style-complex="normal" style:font-weight-complex="normal"/>
    </style:style>
    <style:style style:name="P15" style:family="paragraph" style:parent-style-name="Standard">
      <style:text-properties fo:language="sv" fo:country="SE" fo:font-style="normal" fo:font-weight="normal" officeooo:rsid="0015df88" officeooo:paragraph-rsid="00162e82" style:font-style-asian="normal" style:font-weight-asian="normal" style:font-style-complex="normal" style:font-weight-complex="normal"/>
    </style:style>
    <style:style style:name="P16" style:family="paragraph" style:parent-style-name="Standard">
      <style:text-properties fo:language="sv" fo:country="SE" fo:font-style="normal" fo:font-weight="normal" officeooo:paragraph-rsid="00162e82" style:font-style-asian="normal" style:font-weight-asian="normal" style:font-style-complex="normal" style:font-weight-complex="normal"/>
    </style:style>
    <style:style style:name="P17" style:family="paragraph" style:parent-style-name="Standard">
      <style:text-properties fo:language="sv" fo:country="SE" fo:font-style="normal" fo:font-weight="normal" officeooo:rsid="00162e82" officeooo:paragraph-rsid="00162e82" style:font-style-asian="normal" style:font-weight-asian="normal" style:font-style-complex="normal" style:font-weight-complex="normal"/>
    </style:style>
    <style:style style:name="P18" style:family="paragraph" style:parent-style-name="Standard">
      <style:text-properties fo:language="sv" fo:country="SE" fo:font-style="normal" fo:font-weight="normal" officeooo:rsid="0016e5ff" officeooo:paragraph-rsid="0016e5ff" style:font-style-asian="normal" style:font-weight-asian="normal" style:font-style-complex="normal" style:font-weight-complex="normal"/>
    </style:style>
    <style:style style:name="P19" style:family="paragraph" style:parent-style-name="Standard">
      <style:text-properties fo:language="sv" fo:country="SE" fo:font-weight="bold" officeooo:rsid="000f40fd" officeooo:paragraph-rsid="000f40fd" style:font-weight-asian="bold" style:font-weight-complex="bold"/>
    </style:style>
    <style:style style:name="P20" style:family="paragraph" style:parent-style-name="Standard">
      <style:text-properties fo:font-size="13pt" fo:language="sv" fo:country="SE" style:text-underline-style="none" fo:font-weight="bold" officeooo:rsid="000f40fd" officeooo:paragraph-rsid="000f40fd" style:font-size-asian="13pt" style:font-weight-asian="bold" style:font-size-complex="13pt" style:font-weight-complex="bold"/>
    </style:style>
    <style:style style:name="P21" style:family="paragraph" style:parent-style-name="Standard">
      <style:paragraph-properties fo:break-before="page"/>
      <style:text-properties officeooo:paragraph-rsid="00121642"/>
    </style:style>
    <style:style style:name="P22" style:family="paragraph" style:parent-style-name="Text_20_body">
      <style:text-properties fo:language="sv" fo:country="SE"/>
    </style:style>
    <style:style style:name="P23" style:family="paragraph" style:parent-style-name="Text_20_body">
      <style:text-properties fo:language="sv" fo:country="SE" officeooo:rsid="00106e1a" officeooo:paragraph-rsid="00106e1a"/>
    </style:style>
    <style:style style:name="P24" style:family="paragraph" style:parent-style-name="Text_20_body">
      <style:text-properties fo:language="sv" fo:country="SE" officeooo:rsid="0011ed9d" officeooo:paragraph-rsid="0011ed9d"/>
    </style:style>
    <style:style style:name="P25" style:family="paragraph" style:parent-style-name="Text_20_body">
      <style:text-properties fo:language="sv" fo:country="SE" fo:font-style="normal" fo:font-weight="normal" officeooo:rsid="0016e5ff" officeooo:paragraph-rsid="0016e5ff"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officeooo:rsid="00106e1a"/>
    </style:style>
    <style:style style:name="T3" style:family="text">
      <style:text-properties fo:font-size="13pt" fo:language="sv" fo:country="SE" fo:font-weight="bold" officeooo:rsid="000f40fd" style:font-size-asian="13pt" style:font-weight-asian="bold" style:font-size-complex="13pt" style:font-weight-complex="bold"/>
    </style:style>
    <style:style style:name="T4" style:family="text">
      <style:text-properties fo:font-size="13pt" fo:language="sv" fo:country="SE" fo:font-weight="bold" officeooo:rsid="001409e0" style:font-size-asian="13pt" style:font-weight-asian="bold" style:font-size-complex="13pt" style:font-weight-complex="bold"/>
    </style:style>
    <style:style style:name="T5" style:family="text">
      <style:text-properties officeooo:rsid="001409e0"/>
    </style:style>
    <style:style style:name="T6" style:family="text">
      <style:text-properties officeooo:rsid="00144e06"/>
    </style:style>
    <style:style style:name="T7" style:family="text">
      <style:text-properties officeooo:rsid="00162e82"/>
    </style:style>
    <style:style style:name="T8" style:family="text">
      <style:text-properties officeooo:rsid="0016e5f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SD Disk Tool</text:p>
      <text:p text:style-name="P2"/>
      <text:p text:style-name="P2"/>
      <text:p text:style-name="P20">En tydlig beskrivning av den logiska strukturen i ert filsystem.</text:p>
      <text:p text:style-name="P2">Filsystemet består av en tvådimensionell bitearray(250blocks a’ 512byte). Utöver den här bytearray finns det ytterliggare en array som består av “Inode” objekt.</text:p>
      <text:p text:style-name="P2"/>
      <text:p text:style-name="P2">Inode består av <text:span text:style-name="T2">dessa attribute</text:span>:</text:p>
      <text:list xml:id="list1011487875501218513" text:style-name="L1">
        <text:list-item>
          <text:p text:style-name="P3">protection</text:p>
        </text:list-item>
        <text:list-item>
          <text:p text:style-name="P3">filename</text:p>
        </text:list-item>
        <text:list-item>
          <text:p text:style-name="P3">owner</text:p>
        </text:list-item>
        <text:list-item>
          <text:p text:style-name="P3">creator</text:p>
        </text:list-item>
        <text:list-item>
          <text:p text:style-name="P3">pwd</text:p>
        </text:list-item>
        <text:list-item>
          <text:p text:style-name="P3">filesize</text:p>
        </text:list-item>
        <text:list-item>
          <text:p text:style-name="P3">parentInodeIndex</text:p>
        </text:list-item>
        <text:list-item>
          <text:p text:style-name="P3">thisInodeIndex</text:p>
        </text:list-item>
        <text:list-item>
          <text:p text:style-name="P3">nrOfBlockIndex</text:p>
        </text:list-item>
        <text:list-item>
          <text:p text:style-name="P3">_isHidden</text:p>
        </text:list-item>
        <text:list-item>
          <text:p text:style-name="P3">_isDir</text:p>
        </text:list-item>
        <text:list-item>
          <text:p text:style-name="P3">data</text:p>
        </text:list-item>
        <text:list-item>
          <text:p text:style-name="P3">blockIndex</text:p>
        </text:list-item>
      </text:list>
      <text:p text:style-name="P22"><text:s/></text:p>
      <text:p text:style-name="P23">För att hålla reda på vilka data block samt Inodes som utnyttjas använder vi oss av två olika booleanska “bitmap” arrayer, vardera har storlek 250 för att matcha antal datablock.</text:p>
      <text:p text:style-name="P23">Varje map och fil består av en Inode som I sin tur pekar på ett specifikt datablock. När ett datablock reserveras till en Inode, sätts motsvarande bool värde i bitmapData till “true”(datablock = upptaget). Efter att en Inode har skapats sätts motsvarnde inode index i bitmapInode till “true”(Inode = upptaget).</text:p>
      <text:p text:style-name="P24">När en mapp skapas reserveras ett datablock till dennes Inode(max antal underfiler, aka entries, är blockSize/16 dvs 512/16 = 32stycken). </text:p>
      <text:p text:style-name="P24">En entry består av 16 bytes. Den första byten av dessa 16 är ett Inode index, de resterade 15 är resarverade för filnamnet.</text:p>
      <text:p text:style-name="P24">När fil skapas reserveras 10 datablock som den maximalt kan utnyttja(max filstorlek = datablock * 10 dvs 512*10 = 5120byte). </text:p>
      <text:p text:style-name="P2"/>
      <text:p text:style-name="P2"/>
      <text:p text:style-name="P2"/>
      <text:p text:style-name="P2"/>
      <text:p text:style-name="P21"><text:span text:style-name="T3">Tydlig beskrivning över metoderna i ert API (hur metoderna i klassen FileSystem </text:span><text:span text:style-name="T4">anropas och vad den gör)</text:span></text:p>
      <text:p text:style-name="P5"/>
      <text:p text:style-name="P6">int createFile(std::string filepath, std::string username, std::string &amp;content, const bool isDir);</text:p>
      <text:p text:style-name="P10">Denna funktion <text:span text:style-name="T5">skapar en ny fil(Denna kan vara antingen en folder eller en datafil). </text:span></text:p>
      <text:p text:style-name="P10"><text:span text:style-name="T5">Folder skapas: reservera ett datablock med tillhörande entries(. Samt ..). Om folder är en subfolder så läggs dennes inode samt namn i föräldramappen som en entry.</text:span></text:p>
      <text:p text:style-name="P11">Datafil skapas: Räknar mängden inmatad data och reserverar antal datablock efter denna mängd. Datan skrivs sedan över till datablocken. <text:span text:style-name="T6">Datafilens inodeindex samt namn skrivs in som en entriy i föräldramappen</text:span>.</text:p>
      <text:p text:style-name="P6"/>
      <text:p text:style-name="P6">bool removeFile(std::string filepath);</text:p>
      <text:p text:style-name="P13">funktionen letar upp angiven datafil eller mapp och om den finns i filsystemet så går den in i föräldramappens datablock och raderar entryt för den angivna inoden. Inoden raderas och datablocket frigörs.</text:p>
      <text:p text:style-name="P13">Folder: kontrollerar om mappens innehåll är tomt annars ger den ett felmeddelande för användaren.</text:p>
      <text:p text:style-name="P13"/>
      <text:p text:style-name="P6"/>
      <text:p text:style-name="P6">int moveToFolder();</text:p>
      <text:p text:style-name="P13">Pekar om <text:s/>den nuvarande Inode pekaren till root Inoden(Byter mapp).</text:p>
      <text:p text:style-name="P6"/>
      <text:p text:style-name="P6">int moveToFolder(std::string &amp;filepath);</text:p>
      <text:p text:style-name="P13">kontrollerar om den angivna sökvägen finns och pekar om <text:s/>den nuvarande Inode pekaren till till den angivna sökvägen(Byter mapp).</text:p>
      <text:p text:style-name="P4"/>
      <text:p text:style-name="P9"/>
      <text:p text:style-name="P9"/>
      <text:p text:style-name="P6">std::string listDir (std::string &amp;filepath);</text:p>
      <text:p text:style-name="P14">Denna funktion kontrollerar om den angivna sökvägen är gitlig(Inode existerar samt är mapp). Därefter plockar den ut informationen om alla entries i föräldramappens datablock och returner informationen i en sträng.</text:p>
      <text:p text:style-name="P12"/>
      <text:p text:style-name="P4"/>
      <text:p text:style-name="P6">std::string getPWD() const;</text:p>
      <text:p text:style-name="P14">Denna funktion returnerar nuvarande sökväg från nuvarande position i filsystemet som en sträng.</text:p>
      <text:p text:style-name="P6"/>
      <text:p text:style-name="P6"/>
      <text:p text:style-name="P6">void format();</text:p>
      <text:p text:style-name="P14">Denna funktion frigör InodeArray samt nuvarnade inodepekare och återställer bitmapdata samt bitmapinodes. Därefter skapar den en en ny ”root” mapp och sätter nuvarande sökväg(nuvarande inodepekare) till rootmappen.</text:p>
      <text:p text:style-name="P12"/>
      <text:p text:style-name="P12"/>
      <text:p text:style-name="P4"><text:span text:style-name="T1">std::string cat(std::string &amp;filepath);</text:span></text:p>
      <text:p text:style-name="P15">Denna funktion kontrollerar om den angivna sökvägen är gitlig <text:span text:style-name="T7">och att användaren har ”permission” för att kunna läsa inoden</text:span>. <text:span text:style-name="T7">När den har hittat inoden så loopar den igenom inodens samtliga datablock och sparar ner dessa i en sträng som sedan returneras.</text:span></text:p>
      <text:p text:style-name="P9"/>
      <text:p text:style-name="P9"/>
      <text:p text:style-name="P9"/>
      <text:p text:style-name="P9"/>
      <text:p text:style-name="P9"/>
      <text:p text:style-name="P6"><text:soft-page-break/><text:span text:style-name="T7">v</text:span>oid move (std::string from, std::string to);</text:p>
      <text:p text:style-name="P17">Denna funktion tar emot två parametrar som anger filen som ska flyttas sökväg samt den nya destinationen för filen som flyttas. Även kontroller när det gäller behörighet för att kunna flytta filen kontrolleras.</text:p>
      <text:p text:style-name="P17"/>
      <text:p text:style-name="P17"/>
      <text:p text:style-name="P6"><text:span text:style-name="T7">v</text:span>oid copy (std::string from, std::string to);</text:p>
      <text:p text:style-name="P17">Denna funktion tar emot två parametrar som anger filen som ska kopieras sökväg samt den nya destinationen för filen som kopieras. Även kontroller när det gäller behörighet för att kunna kopiera filen kontrolleras.</text:p>
      <text:p text:style-name="P17"/>
      <text:p text:style-name="P4"/>
      <text:p text:style-name="P6"><text:span text:style-name="T7">v</text:span>oid changePermission(std::string permission, std::string filepath);</text:p>
      <text:p text:style-name="P18">Denna funktion tar in två argument. Ena argumentet är permission level och det andra argumentet är sökvägen till specifika filen som behörigheten önskas ändras på. Om användaren inte har behörighet så bes användaren att ange lösenord för att få behörighet till filen. Användaren får tre försök på sig och annars får ett error meddelande att åtkomst inte är beviljat.</text:p>
      <text:p text:style-name="P12"/>
      <text:p text:style-name="P6"><text:span text:style-name="T8">v</text:span>oid saveFilesystem(std::string path);</text:p>
      <text:p text:style-name="P18">Öppnar en filförbindelse till en ny fil binärt och sedan sparar ner bitmapInodes, bitmapData. Därefter loopas bitmapInodes igenom för att kontrollera vilka Inodes som är resarverade och sparar ner de resarverade Inodesen till filen. Samma procedur händer med datablocken fast kontrollerar från bitmapData.</text:p>
      <text:p text:style-name="P18"/>
      <text:p text:style-name="P18"/>
      <text:p text:style-name="P6"><text:span text:style-name="T8">v</text:span>oid restoreFilesystem(std::string path);</text:p>
      <text:p text:style-name="P25">Här öppnar den en filförbindelse till en fil med inmatad sökväg. Om filen finns på angivna sökvägen så läses bitmapInode samt bitmapData in. Därefter söks bitmapInode igenom för att hitta de reserverade Inodes. När en reserverad plats hittats så läses den specifika Inoden in från filen och placeras på rätt ställe. Samma procedur fäller med bitmapData och datablock.</text:p>
      <text:p text:style-name="P25"/>
      <text:p text:style-name="P19">Ett simpelt klassdiagram samt en kort beskrivning av varje kla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0T10:46:34.338292347</meta:creation-date>
    <dc:date>2017-10-10T14:33:17.049884744</dc:date>
    <meta:editing-duration>PT38S</meta:editing-duration>
    <meta:editing-cycles>1</meta:editing-cycles>
    <meta:document-statistic meta:table-count="0" meta:image-count="0" meta:object-count="0" meta:page-count="3" meta:paragraph-count="54" meta:word-count="771" meta:character-count="5186" meta:non-whitespace-character-count="4475"/>
    <meta:generator>LibreOffice/5.1.6.2$Linux_X86_64 LibreOffice_project/10m0$Build-2</meta:generator>
  </office:meta>
</office:document-meta>
</file>